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17" calcext:value-type="float">
            <text:p>717</text:p>
          </table:table-cell>
          <table:table-cell table:style-name="ce7" table:formula="of:=COUNTIF([.B7:.B999];&quot;X&quot;)" office:value-type="float" office:value="608" calcext:value-type="float">
            <text:p>608</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78" calcext:value-type="float">
            <text:p>78</text:p>
          </table:table-cell>
          <table:table-cell table:style-name="ce25" table:formula="of:=SUM([.B2:.F2])" office:value-type="float" office:value="760" calcext:value-type="float">
            <text:p>76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237">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29">00/00/0000</text:date>, <text:time style:data-style-name="N2" text:time-value="19:20:13.44415906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1-29T19:21:18.844890064</dc:date>
    <meta:editing-duration>PT20H18M47S</meta:editing-duration>
    <meta:editing-cycles>705</meta:editing-cycles>
    <meta:document-statistic meta:table-count="1" meta:cell-count="4308" meta:object-count="0"/>
  </office:meta>
</office:document-meta>
</file>